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39e" style:font-size-asian="7pt" style:font-size-complex="7pt"/>
    </style:style>
    <style:style style:name="T3" style:family="text">
      <style:text-properties officeooo:rsid="0012e39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30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8"><text:placeholder text:placeholder-type="text">&lt;order.name.split("-")[-1]&gt;</text:placeholder> <text:span text:style-name="T1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7"><text:placeholder text:placeholder-type="text">&lt;order.time&gt;</text:placeholder><text:line-break/><text:placeholder text:placeholder-type="text">&lt;order.destination_id.delivery_note if order.destination_id else ""&gt;</text:placeholder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1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4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" draw:name="Forma1" draw:style-name="gr1" draw:text-style-name="P34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4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4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4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2">*prodotti surgelati: T</text:span>≤- <text:span text:style-name="T3">18° C; prodotti freschi T&gt; 0°C e </text:span>≤ <text:span text:style-name="T3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2"><text:placeholder text:placeholder-type="text">&lt;/for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Stampato il: <text:date style:data-style-name="N37" text:date-value="2022-03-09T14:01:00.334679740">03/09/22</text:date> ore <text:time style:data-style-name="N103" text:time-value="2022-03-09T14:01:00.334884049">02.00.59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09T14:01:00.296885723</dc:date>
    <meta:editing-duration>P1DT17H22M10S</meta:editing-duration>
    <meta:editing-cycles>408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193" meta:character-count="1787" meta:non-whitespace-character-count="1587"/>
    <meta:user-defined meta:name="Info 1"/>
    <meta:user-defined meta:name="Info 2"/>
    <meta:user-defined meta:name="Info 3"/>
    <meta:user-defined meta:name="Info 4"/>
  </office:meta>
</office:document-meta>
</file>